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top="0in" fo:margin-bottom="0.0972in" loext:contextual-spacing="false" fo:line-height="120%" fo:orphans="0" fo:widows="0"/>
      <style:text-properties officeooo:paragraph-rsid="001195f5"/>
    </style:style>
    <style:style style:name="P2" style:family="paragraph" style:parent-style-name="Standard">
      <style:paragraph-properties fo:margin-top="0in" fo:margin-bottom="0.0972in" loext:contextual-spacing="false" fo:line-height="120%" fo:orphans="0" fo:widows="0"/>
      <style:text-properties style:font-name="Times New Roman" fo:font-weight="bold" officeooo:paragraph-rsid="001195f5" style:font-weight-asian="bold" style:font-name-complex="Times New Roman1" style:font-weight-complex="bold"/>
    </style:style>
    <style:style style:name="P3" style:family="paragraph" style:parent-style-name="Standard">
      <style:paragraph-properties fo:margin-top="0in" fo:margin-bottom="0.0972in" loext:contextual-spacing="false" fo:line-height="120%" fo:orphans="0" fo:widows="0"/>
      <style:text-properties style:font-name="Times New Roman" officeooo:paragraph-rsid="001195f5" style:font-name-complex="Times New Roman1"/>
    </style:style>
    <style:style style:name="P4" style:family="paragraph" style:parent-style-name="Standard" style:master-page-name="Standard">
      <style:paragraph-properties fo:margin-top="0in" fo:margin-bottom="0.0972in" loext:contextual-spacing="false" fo:line-height="120%" fo:text-align="center" style:justify-single-word="false" fo:orphans="0" fo:widows="0" style:page-number="auto"/>
      <style:text-properties officeooo:paragraph-rsid="001195f5"/>
    </style:style>
    <style:style style:name="T1" style:family="text">
      <style:text-properties style:font-name="Times New Roman" style:font-name-complex="Times New Roman1"/>
    </style:style>
    <style:style style:name="T2" style:family="text">
      <style:text-properties style:font-name="Times New Roman" fo:font-weight="bold" style:font-weight-asian="bold" style:font-name-complex="Times New Roman1" style:font-weight-complex="bold"/>
    </style:style>
    <style:style style:name="T3" style:family="text">
      <style:text-properties style:text-position="sub 58%" style:font-name="Times New Roman" style:font-name-complex="Times New Roman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EGU2017 Abstract Aaron Spring</text:span></text:p>
      <text:p text:style-name="P2"><text:bookmark text:name="_GoBack"/></text:p>
      <text:p text:style-name="P1"><text:span text:style-name="T2">The role of internal variability for decadal carbon uptake anomalies in the Southern Ocean</text:span></text:p>
      <text:p text:style-name="P1"><text:span text:style-name="T1">Aaron Spring, Hongmei Li, Tatiana Ilyina</text:span></text:p>
      <text:p text:style-name="P1"><text:span text:style-name="T1">Max Planck Institute for Meteorology, Bundesstraße 53, 20146 Hamburg, Germany</text:span></text:p>
      <text:p text:style-name="P3"/>
      <text:p text:style-name="P1"><text:span text:style-name="T1">The oceans, especially the Southern Ocean, act as a major sink for anthropogenic CO</text:span><text:span text:style-name="T3">2</text:span><text:span text:style-name="T1"> emissions and play an essential role in modulating global carbon cycle and climate change. Previous studies based on observations (e.g., Landschützer et al. 2015) show pronounced decadal variations of carbon uptake in the Southern Ocean in recent decades. However, due to large internal and inter-model variability and limited ensemble size of simulations, the variation of this important ocean sink and its response to climate change and variability are still poorly assessed and represented in the state-of-the-art earth system models (ESMs). </text:span></text:p>
      <text:p text:style-name="P1"><text:span text:style-name="T1">In this study, we use 100 ensemble members of historical plus RCP4.5 scenario simulations based on the Max Planck Institute-ESM (MPI-ESM) to investigate the internal variability of the oceanic carbon flux in the Southern Ocean. To identify the underlying processes that govern the variability, we i) detect individual ensemble members that show anomalous decadal trends and ii) assess their unique characteristics with respect to the ensemble mean. </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4T11:41:05.112891957</meta:creation-date>
    <meta:generator>LibreOffice/5.1.5.2$Linux_X86_64 LibreOffice_project/7a864d8825610a8c07cfc3bc01dd4fce6a9447e5</meta:generator>
    <dc:date>2017-01-04T11:43:09.997327643</dc:date>
    <meta:editing-duration>PT2M5S</meta:editing-duration>
    <meta:editing-cycles>1</meta:editing-cycles>
    <meta:document-statistic meta:table-count="0" meta:image-count="0" meta:object-count="0" meta:page-count="1" meta:paragraph-count="6" meta:word-count="195" meta:character-count="1315" meta:non-whitespace-character-count="1124"/>
  </office:meta>
</office:document-meta>
</file>